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613" officeooo:paragraph-rsid="0002b613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ient : </text:p>
      <text:p text:style-name="Standard"/>
      <text:p text:style-name="Standard">- avoir trois thread en paralleles :</text:p>
      <text:p text:style-name="Standard"><text:tab/>- T1 : receptionner message du server contenant la donnée binaire et la stock dans le buffer.</text:p>
      <text:p text:style-name="Standard"><text:tab/><text:tab/>Gestion websocket</text:p>
      <text:p text:style-name="Standard"><text:tab/>- T2 : forcer le ntpdate toute les Xxsecondes.</text:p>
      <text:p text:style-name="Standard"><text:tab/>- T3 : thread qui check l'heure et joue les trames du buffer en fonction des timestamp</text:p>
      <text:p text:style-name="Standard"/>
      <text:p text:style-name="Standard"/>
      <text:p text:style-name="Standard">- T-1-2-3 : Multithread</text:p>
      <text:p text:style-name="Standard">- T1 T3 : mémoire partagée entre thread (le buffer)</text:p>
      <text:p text:style-name="Standard">- T1 catcher le message via le websocket</text:p>
      <text:p text:style-name="Standard">- T1 stocker le message dans un buffer</text:p>
      <text:p text:style-name="Standard">- T3 recuperer le message dans buffer</text:p>
      <text:p text:style-name="Standard">- T3 lire message sur le jack en fonction du time stamp</text:p>
      <text:p text:style-name="Standard"><text:s/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3:57:47</meta:creation-date>
    <dc:language>fr-FR</dc:language>
    <meta:editing-cycles>0</meta:editing-cycles>
    <meta:editing-duration>P0D</meta:editing-duration>
    <dc:date>2014-12-08T18:04:33.572070924</dc:date>
    <meta:generator>LibreOffice/4.2.7.2$Linux_X86_64 LibreOffice_project/420m0$Build-2</meta:generator>
    <meta:document-statistic meta:table-count="0" meta:image-count="0" meta:object-count="0" meta:page-count="1" meta:paragraph-count="13" meta:word-count="103" meta:character-count="537" meta:non-whitespace-character-count="439"/>
  </office:meta>
</office:document-meta>
</file>